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45ac1e" officeooo:paragraph-rsid="0045ac1e"/>
    </style:style>
    <style:style style:name="P26" style:family="paragraph" style:parent-style-name="Standard">
      <style:text-properties officeooo:rsid="0089cc42" officeooo:paragraph-rsid="0089cc4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&gt;&gt;&gt;&gt;&gt;&gt;&gt;&gt;&gt;&gt;&gt;&gt;&gt;&gt;&gt;&gt;&gt;&gt;&gt;done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20:12:47.061397233</dc:date>
    <meta:editing-duration>PT2H46M51S</meta:editing-duration>
    <meta:editing-cycles>94</meta:editing-cycles>
    <meta:document-statistic meta:table-count="0" meta:image-count="0" meta:object-count="0" meta:page-count="1" meta:paragraph-count="22" meta:word-count="26" meta:character-count="1257" meta:non-whitespace-character-count="1253"/>
  </office:meta>
</office:document-meta>
</file>